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Unicode MS" svg:font-family="'Arial Unicode MS', 'Adobe Fangsong Std R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generaltext">
      <style:text-properties fo:color="#000000" style:font-name="Open Sans" fo:font-size="12pt" fo:language="en" fo:country="US" officeooo:paragraph-rsid="000aa4b8" style:font-size-asian="12pt" style:font-size-complex="12pt"/>
    </style:style>
    <style:style style:name="P2" style:family="paragraph" style:parent-style-name="generaltext">
      <style:text-properties fo:color="#000000" style:font-name="Open Sans" fo:font-size="12pt" fo:language="en" fo:country="US" fo:font-weight="bold" officeooo:rsid="000f658b" officeooo:paragraph-rsid="000aa4b8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df4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ketchbooks</text:p>
      <text:p text:style-name="P1"><text:span text:style-name="T1">Presented here is a selection of drawings from </text:span><text:span text:style-name="T2">a</text:span><text:span text:style-name="T1"> series of twenty-six </text:span><text:span text:style-name="T2">hard-cover sketch books drawn during the final decade of the Millennium. </text:span><text:span text:style-name="T1">Most of the books are numbered and have double names. While the first six books are drawn at a gradual pace between 1991 and 1996, the other twenty books come to form during only </text:span><text:span text:style-name="T2">3</text:span><text:span text:style-name="T1"> years: 1997 </text:span><text:span text:style-name="T2">to</text:span><text:span text:style-name="T1"> 1999.</text:span>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Unicode MS" svg:font-family="'Arial Unicode MS', 'Adobe Fangsong Std R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eneraltext" style:family="paragraph" style:parent-style-name="Standard">
      <style:paragraph-properties fo:margin-top="0.1945in" fo:margin-bottom="0.1945in" loext:contextual-spacing="false"/>
      <style:text-properties style:font-name="Arial Unicode MS" fo:font-family="'Arial Unicode MS', 'Adobe Fangsong Std R'" style:font-family-generic="swiss" style:font-pitch="variable" style:font-name-asian="Arial Unicode MS" style:font-family-asian="'Arial Unicode MS', 'Adobe Fangsong Std R'" style:font-family-generic-asian="swiss" style:font-pitch-asian="variable" style:font-name-complex="Arial Unicode MS" style:font-family-complex="'Arial Unicode MS', 'Adobe Fangsong Std R'" style:font-family-generic-complex="swiss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01:26:23.992000000</meta:creation-date>
    <dc:date>2021-01-05T01:30:45.518000000</dc:date>
    <meta:editing-duration>PT4M21S</meta:editing-duration>
    <meta:editing-cycles>1</meta:editing-cycles>
    <meta:document-statistic meta:table-count="0" meta:image-count="0" meta:object-count="0" meta:page-count="1" meta:paragraph-count="3" meta:word-count="63" meta:character-count="356" meta:non-whitespace-character-count="294"/>
    <meta:generator>LibreOffice/5.4.3.2$Windows_X86_64 LibreOffice_project/92a7159f7e4af62137622921e809f8546db437e5</meta:generator>
  </office:meta>
</office:document-meta>
</file>